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11cm"/>
    </style:style>
    <style:style style:name="co2" style:family="table-column">
      <style:table-column-properties fo:break-before="auto" style:column-width="3.064cm"/>
    </style:style>
    <style:style style:name="co3" style:family="table-column">
      <style:table-column-properties fo:break-before="auto" style:column-width="5.341cm"/>
    </style:style>
    <style:style style:name="co4" style:family="table-column">
      <style:table-column-properties fo:break-before="auto" style:column-width="2.036cm"/>
    </style:style>
    <style:style style:name="co5" style:family="table-column">
      <style:table-column-properties fo:break-before="auto" style:column-width="2.538cm"/>
    </style:style>
    <style:style style:name="co6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tock_5f_serial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ock_serial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"/>
        <table:table-column table:style-name="co3" table:default-cell-style-name="Excel_20_Built-in_20_Normal"/>
        <table:table-column table:style-name="co4" table:default-cell-style-name="ce2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office:value-type="string">
            <text:p>serial_number</text:p>
          </table:table-cell>
          <table:table-cell office:value-type="string">
            <text:p>part_number</text:p>
          </table:table-cell>
          <table:table-cell office:value-type="string">
            <text:p>description</text:p>
          </table:table-cell>
          <table:table-cell office:value-type="string">
            <text:p>version</text:p>
          </table:table-cell>
          <table:table-cell office:value-type="string">
            <text:p>status</text:p>
          </table:table-cell>
          <table:table-cell table:number-columns-repeated="1019"/>
        </table:table-row>
        <table:table-row table:style-name="ro1">
          <table:table-cell office:value-type="string">
            <text:p>2003-001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DESTROYED</text:p>
          </table:table-cell>
          <table:table-cell table:number-columns-repeated="1019"/>
        </table:table-row>
        <table:table-row table:style-name="ro1">
          <table:table-cell office:value-type="string">
            <text:p>2003-002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DESTROYED</text:p>
          </table:table-cell>
          <table:table-cell table:number-columns-repeated="1019"/>
        </table:table-row>
        <table:table-row table:style-name="ro1">
          <table:table-cell office:value-type="string">
            <text:p>2003-003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DESTROYED</text:p>
          </table:table-cell>
          <table:table-cell table:number-columns-repeated="1019"/>
        </table:table-row>
        <table:table-row table:style-name="ro1">
          <table:table-cell office:value-type="string">
            <text:p>2003-004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DESTROYED</text:p>
          </table:table-cell>
          <table:table-cell table:number-columns-repeated="1019"/>
        </table:table-row>
        <table:table-row table:style-name="ro1">
          <table:table-cell office:value-type="string">
            <text:p>2003-005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DESTROYED</text:p>
          </table:table-cell>
          <table:table-cell table:number-columns-repeated="1019"/>
        </table:table-row>
        <table:table-row table:style-name="ro1">
          <table:table-cell office:value-type="string">
            <text:p>2003-006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DESTROYED</text:p>
          </table:table-cell>
          <table:table-cell table:number-columns-repeated="1019"/>
        </table:table-row>
        <table:table-row table:style-name="ro1">
          <table:table-cell office:value-type="string">
            <text:p>2003-007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2003-008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2003-009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2003-010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2003-011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2003-012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2003-013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2003-014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2003-015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2003-016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2003-017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2003-018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2003-019</text:p>
          </table:table-cell>
          <table:table-cell office:value-type="float" office:value="20000003">
            <text:p>20000003</text:p>
          </table:table-cell>
          <table:table-cell office:value-type="string">
            <text:p>PCA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1001-001</text:p>
          </table:table-cell>
          <table:table-cell office:value-type="float" office:value="20000003">
            <text:p>20000003</text:p>
          </table:table-cell>
          <table:table-cell office:value-type="string">
            <text:p>ASSY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1001-002</text:p>
          </table:table-cell>
          <table:table-cell office:value-type="float" office:value="10000001">
            <text:p>10000001</text:p>
          </table:table-cell>
          <table:table-cell office:value-type="string">
            <text:p>ASSY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1001-003</text:p>
          </table:table-cell>
          <table:table-cell office:value-type="float" office:value="10000001">
            <text:p>10000001</text:p>
          </table:table-cell>
          <table:table-cell office:value-type="string">
            <text:p>ASSY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1001-004</text:p>
          </table:table-cell>
          <table:table-cell office:value-type="float" office:value="10000001">
            <text:p>10000001</text:p>
          </table:table-cell>
          <table:table-cell office:value-type="string">
            <text:p>ASSY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1001-005</text:p>
          </table:table-cell>
          <table:table-cell office:value-type="float" office:value="10000001">
            <text:p>10000001</text:p>
          </table:table-cell>
          <table:table-cell office:value-type="string">
            <text:p>ASSY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>
          <table:table-cell office:value-type="string">
            <text:p>1001-006</text:p>
          </table:table-cell>
          <table:table-cell office:value-type="float" office:value="10000001">
            <text:p>10000001</text:p>
          </table:table-cell>
          <table:table-cell office:value-type="string">
            <text:p>ASSY,AIRCRAFT WIRELES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6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office:forms form:automatic-focus="false" form:apply-design-mode="false"/>
        <table:table-column table:style-name="co6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text> </number:text>
      <number:currency-symbol/>
      <number:text>- </number:text>
    </number:currency-style>
    <number:text-style style:name="N8120" number:language="en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2014-06-30</text:date>, <text:time>22:2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ck_5f_serial" style:display-name="PageStyle_stock_ser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30" meta:object-count="0"/>
    <meta:generator>OpenOffice/4.1.0$Win32 OpenOffice.org_project/410m18$Build-9764</meta:generator>
  </office:meta>
</office:document-meta>
</file>